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" officeooo:rsid="00831c62" officeooo:paragraph-rsid="00831c62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6pt" fo:font-weight="bold" officeooo:rsid="00831c62" officeooo:paragraph-rsid="00831c62" style:font-size-asian="14pt" style:font-weight-asian="bold" style:font-size-complex="16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8pt" fo:font-weight="bold" officeooo:rsid="00831c62" officeooo:paragraph-rsid="00831c62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officeooo:rsid="00831c62" officeooo:paragraph-rsid="00831c6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 fo:break-before="page"/>
      <style:text-properties style:font-name="Times New Roman" fo:font-size="14pt" fo:font-weight="bold" officeooo:rsid="00175d0b" officeooo:paragraph-rsid="00175d0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1ac6b3" officeooo:paragraph-rsid="001ac6b3"/>
    </style:style>
    <style:style style:name="P7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227dfe" officeooo:paragraph-rsid="00227dfe"/>
    </style:style>
    <style:style style:name="P8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257f75" officeooo:paragraph-rsid="00257f75"/>
    </style:style>
    <style:style style:name="P9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2f2a9e" officeooo:paragraph-rsid="002f2a9e"/>
    </style:style>
    <style:style style:name="P10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30fbce" officeooo:paragraph-rsid="0030fbce"/>
    </style:style>
    <style:style style:name="P11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3a961c" officeooo:paragraph-rsid="003a961c"/>
    </style:style>
    <style:style style:name="P12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43fdbb" officeooo:paragraph-rsid="0043fdbb"/>
    </style:style>
    <style:style style:name="P13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4d6f9f" officeooo:paragraph-rsid="004fa270"/>
    </style:style>
    <style:style style:name="P14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517d90" officeooo:paragraph-rsid="00517d90"/>
    </style:style>
    <style:style style:name="P15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573f8d" officeooo:paragraph-rsid="00573f8d"/>
    </style:style>
    <style:style style:name="P16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5c45c4" officeooo:paragraph-rsid="005c45c4"/>
    </style:style>
    <style:style style:name="P17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6f1a4b" officeooo:paragraph-rsid="00715e74"/>
    </style:style>
    <style:style style:name="P18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72df2d" officeooo:paragraph-rsid="0072df2d"/>
    </style:style>
    <style:style style:name="P19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76f1c9" officeooo:paragraph-rsid="0076f1c9"/>
    </style:style>
    <style:style style:name="P20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7c7c56" officeooo:paragraph-rsid="007c7c56"/>
    </style:style>
    <style:style style:name="P21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812bb5" officeooo:paragraph-rsid="00812bb5"/>
    </style:style>
    <style:style style:name="P22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83b8e5" officeooo:paragraph-rsid="0083b8e5"/>
    </style:style>
    <style:style style:name="P23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8c9ed0" officeooo:paragraph-rsid="008c9ed0"/>
    </style:style>
    <style:style style:name="P24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8fab0e" officeooo:paragraph-rsid="008fab0e"/>
    </style:style>
    <style:style style:name="P25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966a00" officeooo:paragraph-rsid="00966a00"/>
    </style:style>
    <style:style style:name="P26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9d6073" officeooo:paragraph-rsid="009d6073"/>
    </style:style>
    <style:style style:name="P27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a6b336" officeooo:paragraph-rsid="00a6b336"/>
    </style:style>
    <style:style style:name="P28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officeooo:rsid="00b8091b" officeooo:paragraph-rsid="00b8091b"/>
    </style:style>
    <style:style style:name="P29" style:family="paragraph" style:parent-style-name="Standard">
      <style:paragraph-properties fo:margin-top="0cm" fo:margin-bottom="0.6cm" loext:contextual-spacing="false" fo:line-height="115%" fo:text-align="justify" style:justify-single-word="false"/>
      <style:text-properties style:font-name="Times New Roman" fo:font-style="normal" officeooo:rsid="00b5aa5b" officeooo:paragraph-rsid="00b5aa5b" style:font-style-asian="normal" style:font-style-complex="normal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2bf51f" officeooo:paragraph-rsid="002bf51f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3454d1" officeooo:paragraph-rsid="003454d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style="normal" fo:font-weight="bold" officeooo:rsid="00501ce2" officeooo:paragraph-rsid="00501ce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style="normal" fo:font-weight="bold" officeooo:rsid="009c040a" officeooo:paragraph-rsid="009c040a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weight="bold" officeooo:rsid="00552dbb" officeooo:paragraph-rsid="00552dbb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weight="bold" officeooo:rsid="0088fe63" officeooo:paragraph-rsid="008bae8d" style:font-weight-asian="bold" style:font-weight-complex="bold"/>
    </style:style>
    <style:style style:name="P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officeooo:rsid="008d44bf" officeooo:paragraph-rsid="008d44bf"/>
    </style:style>
    <style:style style:name="P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officeooo:rsid="00831c62" officeooo:paragraph-rsid="00831c62"/>
    </style:style>
    <style:style style:name="P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font-style="normal" fo:font-weight="bold" officeooo:rsid="00759eca" officeooo:paragraph-rsid="00759eca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4pt" fo:font-style="normal" fo:font-weight="bold" officeooo:rsid="00501ce2" officeooo:paragraph-rsid="00501ce2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4pt" fo:font-style="normal" fo:font-weight="bold" officeooo:rsid="008d44bf" officeooo:paragraph-rsid="008d44bf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Footnote">
      <style:text-properties style:font-name="Times New Roman" officeooo:rsid="0076f1c9" officeooo:paragraph-rsid="0076f1c9"/>
    </style:style>
    <style:style style:name="P42" style:family="paragraph" style:parent-style-name="Footnote">
      <style:text-properties style:font-name="Times New Roman" officeooo:rsid="0079e091" officeooo:paragraph-rsid="0079e091"/>
    </style:style>
    <style:style style:name="P43" style:family="paragraph" style:parent-style-name="Footnote">
      <style:text-properties style:font-name="Times New Roman" officeooo:rsid="0099b936" officeooo:paragraph-rsid="0099b936"/>
    </style:style>
    <style:style style:name="P44" style:family="paragraph" style:parent-style-name="Footnote">
      <style:text-properties style:font-name="Times New Roman" officeooo:rsid="0078b92c" officeooo:paragraph-rsid="0078b92c"/>
    </style:style>
    <style:style style:name="T1" style:family="text">
      <style:text-properties officeooo:rsid="001db204"/>
    </style:style>
    <style:style style:name="T2" style:family="text">
      <style:text-properties officeooo:rsid="0024c7a8"/>
    </style:style>
    <style:style style:name="T3" style:family="text">
      <style:text-properties officeooo:rsid="0024fd03"/>
    </style:style>
    <style:style style:name="T4" style:family="text">
      <style:text-properties officeooo:rsid="0026330d"/>
    </style:style>
    <style:style style:name="T5" style:family="text">
      <style:text-properties officeooo:rsid="003059e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27faf" style:font-style-asian="normal" style:font-style-complex="normal"/>
    </style:style>
    <style:style style:name="T9" style:family="text">
      <style:text-properties fo:font-style="normal" officeooo:rsid="003750f6" style:font-style-asian="normal" style:font-style-complex="normal"/>
    </style:style>
    <style:style style:name="T10" style:family="text">
      <style:text-properties fo:font-style="normal" officeooo:rsid="003e092a" style:font-style-asian="normal" style:font-style-complex="normal"/>
    </style:style>
    <style:style style:name="T11" style:family="text">
      <style:text-properties fo:font-style="normal" officeooo:rsid="003fbfae" style:font-style-asian="normal" style:font-style-complex="normal"/>
    </style:style>
    <style:style style:name="T12" style:family="text">
      <style:text-properties fo:font-style="normal" officeooo:rsid="004069fe" style:font-style-asian="normal" style:font-style-complex="normal"/>
    </style:style>
    <style:style style:name="T13" style:family="text">
      <style:text-properties fo:font-style="normal" officeooo:rsid="00411f2b" style:font-style-asian="normal" style:font-style-complex="normal"/>
    </style:style>
    <style:style style:name="T14" style:family="text">
      <style:text-properties fo:font-style="normal" officeooo:rsid="0042d9f5" style:font-style-asian="normal" style:font-style-complex="normal"/>
    </style:style>
    <style:style style:name="T15" style:family="text">
      <style:text-properties fo:font-style="normal" officeooo:rsid="00458bbb" style:font-style-asian="normal" style:font-style-complex="normal"/>
    </style:style>
    <style:style style:name="T16" style:family="text">
      <style:text-properties fo:font-style="normal" officeooo:rsid="0046d843" style:font-style-asian="normal" style:font-style-complex="normal"/>
    </style:style>
    <style:style style:name="T17" style:family="text">
      <style:text-properties fo:font-style="normal" officeooo:rsid="0046dceb" style:font-style-asian="normal" style:font-style-complex="normal"/>
    </style:style>
    <style:style style:name="T18" style:family="text">
      <style:text-properties fo:font-style="normal" officeooo:rsid="004a57d3" style:font-style-asian="normal" style:font-style-complex="normal"/>
    </style:style>
    <style:style style:name="T19" style:family="text">
      <style:text-properties fo:font-style="normal" officeooo:rsid="004b3758" style:font-style-asian="normal" style:font-style-complex="normal"/>
    </style:style>
    <style:style style:name="T20" style:family="text">
      <style:text-properties fo:font-style="normal" officeooo:rsid="004d1b6f" style:font-style-asian="normal" style:font-style-complex="normal"/>
    </style:style>
    <style:style style:name="T21" style:family="text">
      <style:text-properties fo:font-style="normal" officeooo:rsid="004edf75" style:font-style-asian="normal" style:font-style-complex="normal"/>
    </style:style>
    <style:style style:name="T22" style:family="text">
      <style:text-properties fo:font-style="normal" officeooo:rsid="004fa270" style:font-style-asian="normal" style:font-style-complex="normal"/>
    </style:style>
    <style:style style:name="T23" style:family="text">
      <style:text-properties fo:font-style="normal" officeooo:rsid="00521dda" style:font-style-asian="normal" style:font-style-complex="normal"/>
    </style:style>
    <style:style style:name="T24" style:family="text">
      <style:text-properties fo:font-style="normal" officeooo:rsid="00559120" style:font-style-asian="normal" style:font-style-complex="normal"/>
    </style:style>
    <style:style style:name="T25" style:family="text">
      <style:text-properties fo:font-style="normal" officeooo:rsid="0057d4a6" style:font-style-asian="normal" style:font-style-complex="normal"/>
    </style:style>
    <style:style style:name="T26" style:family="text">
      <style:text-properties fo:font-style="normal" officeooo:rsid="0058c98f" style:font-style-asian="normal" style:font-style-complex="normal"/>
    </style:style>
    <style:style style:name="T27" style:family="text">
      <style:text-properties fo:font-style="normal" officeooo:rsid="005a7b61" style:font-style-asian="normal" style:font-style-complex="normal"/>
    </style:style>
    <style:style style:name="T28" style:family="text">
      <style:text-properties fo:font-style="normal" officeooo:rsid="005deb56" style:font-style-asian="normal" style:font-style-complex="normal"/>
    </style:style>
    <style:style style:name="T29" style:family="text">
      <style:text-properties fo:font-style="normal" officeooo:rsid="005e6a41" style:font-style-asian="normal" style:font-style-complex="normal"/>
    </style:style>
    <style:style style:name="T30" style:family="text">
      <style:text-properties fo:font-style="normal" officeooo:rsid="006244c5" style:font-style-asian="normal" style:font-style-complex="normal"/>
    </style:style>
    <style:style style:name="T31" style:family="text">
      <style:text-properties fo:font-style="normal" officeooo:rsid="0063d601" style:font-style-asian="normal" style:font-style-complex="normal"/>
    </style:style>
    <style:style style:name="T32" style:family="text">
      <style:text-properties fo:font-style="normal" officeooo:rsid="00659d34" style:font-style-asian="normal" style:font-style-complex="normal"/>
    </style:style>
    <style:style style:name="T33" style:family="text">
      <style:text-properties fo:font-style="normal" officeooo:rsid="00693d20" style:font-style-asian="normal" style:font-style-complex="normal"/>
    </style:style>
    <style:style style:name="T34" style:family="text">
      <style:text-properties fo:font-style="normal" officeooo:rsid="0069fe6e" style:font-style-asian="normal" style:font-style-complex="normal"/>
    </style:style>
    <style:style style:name="T35" style:family="text">
      <style:text-properties fo:font-style="normal" officeooo:rsid="006b3e93" style:font-style-asian="normal" style:font-style-complex="normal"/>
    </style:style>
    <style:style style:name="T36" style:family="text">
      <style:text-properties fo:font-style="normal" officeooo:rsid="006d09a6" style:font-style-asian="normal" style:font-style-complex="normal"/>
    </style:style>
    <style:style style:name="T37" style:family="text">
      <style:text-properties fo:font-style="normal" officeooo:rsid="00703313" style:font-style-asian="normal" style:font-style-complex="normal"/>
    </style:style>
    <style:style style:name="T38" style:family="text">
      <style:text-properties fo:font-style="normal" officeooo:rsid="00715e74" style:font-style-asian="normal" style:font-style-complex="normal"/>
    </style:style>
    <style:style style:name="T39" style:family="text">
      <style:text-properties fo:font-style="normal" officeooo:rsid="00720bea" style:font-style-asian="normal" style:font-style-complex="normal"/>
    </style:style>
    <style:style style:name="T40" style:family="text">
      <style:text-properties fo:font-style="normal" officeooo:rsid="0072df2d" style:font-style-asian="normal" style:font-style-complex="normal"/>
    </style:style>
    <style:style style:name="T41" style:family="text">
      <style:text-properties fo:font-style="normal" officeooo:rsid="0072ff82" style:font-style-asian="normal" style:font-style-complex="normal"/>
    </style:style>
    <style:style style:name="T42" style:family="text">
      <style:text-properties fo:font-style="normal" officeooo:rsid="0073c4ba" style:font-style-asian="normal" style:font-style-complex="normal"/>
    </style:style>
    <style:style style:name="T43" style:family="text">
      <style:text-properties fo:font-style="normal" officeooo:rsid="0079e091" style:font-style-asian="normal" style:font-style-complex="normal"/>
    </style:style>
    <style:style style:name="T44" style:family="text">
      <style:text-properties fo:font-style="normal" officeooo:rsid="007cd3ea" style:font-style-asian="normal" style:font-style-complex="normal"/>
    </style:style>
    <style:style style:name="T45" style:family="text">
      <style:text-properties fo:font-style="normal" officeooo:rsid="007d5455" style:font-style-asian="normal" style:font-style-complex="normal"/>
    </style:style>
    <style:style style:name="T46" style:family="text">
      <style:text-properties fo:font-style="normal" officeooo:rsid="007d77de" style:font-style-asian="normal" style:font-style-complex="normal"/>
    </style:style>
    <style:style style:name="T47" style:family="text">
      <style:text-properties fo:font-style="normal" officeooo:rsid="007fcf95" style:font-style-asian="normal" style:font-style-complex="normal"/>
    </style:style>
    <style:style style:name="T48" style:family="text">
      <style:text-properties fo:font-style="normal" officeooo:rsid="00800af9" style:font-style-asian="normal" style:font-style-complex="normal"/>
    </style:style>
    <style:style style:name="T49" style:family="text">
      <style:text-properties fo:font-style="normal" officeooo:rsid="00831c62" style:font-style-asian="normal" style:font-style-complex="normal"/>
    </style:style>
    <style:style style:name="T50" style:family="text">
      <style:text-properties fo:font-style="normal" officeooo:rsid="00850b41" style:font-style-asian="normal" style:font-style-complex="normal"/>
    </style:style>
    <style:style style:name="T51" style:family="text">
      <style:text-properties fo:font-style="normal" officeooo:rsid="008696bf" style:font-style-asian="normal" style:font-style-complex="normal"/>
    </style:style>
    <style:style style:name="T52" style:family="text">
      <style:text-properties fo:font-style="normal" officeooo:rsid="0086fcad" style:font-style-asian="normal" style:font-style-complex="normal"/>
    </style:style>
    <style:style style:name="T53" style:family="text">
      <style:text-properties fo:font-style="normal" officeooo:rsid="00885591" style:font-style-asian="normal" style:font-style-complex="normal"/>
    </style:style>
    <style:style style:name="T54" style:family="text">
      <style:text-properties fo:font-style="normal" officeooo:rsid="008862b0" style:font-style-asian="normal" style:font-style-complex="normal"/>
    </style:style>
    <style:style style:name="T55" style:family="text">
      <style:text-properties fo:font-style="normal" officeooo:rsid="0088fe63" style:font-style-asian="normal" style:font-style-complex="normal"/>
    </style:style>
    <style:style style:name="T56" style:family="text">
      <style:text-properties fo:font-style="normal" officeooo:rsid="008a3f76" style:font-style-asian="normal" style:font-style-complex="normal"/>
    </style:style>
    <style:style style:name="T57" style:family="text">
      <style:text-properties fo:font-style="normal" officeooo:rsid="008bae8d" style:font-style-asian="normal" style:font-style-complex="normal"/>
    </style:style>
    <style:style style:name="T58" style:family="text">
      <style:text-properties fo:font-style="normal" officeooo:rsid="008d44bf" style:font-style-asian="normal" style:font-style-complex="normal"/>
    </style:style>
    <style:style style:name="T59" style:family="text">
      <style:text-properties fo:font-style="normal" officeooo:rsid="008de16d" style:font-style-asian="normal" style:font-style-complex="normal"/>
    </style:style>
    <style:style style:name="T60" style:family="text">
      <style:text-properties fo:font-style="normal" officeooo:rsid="008e2e12" style:font-style-asian="normal" style:font-style-complex="normal"/>
    </style:style>
    <style:style style:name="T61" style:family="text">
      <style:text-properties fo:font-style="normal" officeooo:rsid="0090901f" style:font-style-asian="normal" style:font-style-complex="normal"/>
    </style:style>
    <style:style style:name="T62" style:family="text">
      <style:text-properties fo:font-style="normal" officeooo:rsid="00924108" style:font-style-asian="normal" style:font-style-complex="normal"/>
    </style:style>
    <style:style style:name="T63" style:family="text">
      <style:text-properties fo:font-style="normal" officeooo:rsid="0093d879" style:font-style-asian="normal" style:font-style-complex="normal"/>
    </style:style>
    <style:style style:name="T64" style:family="text">
      <style:text-properties fo:font-style="normal" officeooo:rsid="0094a262" style:font-style-asian="normal" style:font-style-complex="normal"/>
    </style:style>
    <style:style style:name="T65" style:family="text">
      <style:text-properties fo:font-style="normal" officeooo:rsid="009564ac" style:font-style-asian="normal" style:font-style-complex="normal"/>
    </style:style>
    <style:style style:name="T66" style:family="text">
      <style:text-properties fo:font-style="normal" officeooo:rsid="0096f912" style:font-style-asian="normal" style:font-style-complex="normal"/>
    </style:style>
    <style:style style:name="T67" style:family="text">
      <style:text-properties fo:font-style="normal" officeooo:rsid="0098bb0f" style:font-style-asian="normal" style:font-style-complex="normal"/>
    </style:style>
    <style:style style:name="T68" style:family="text">
      <style:text-properties fo:font-style="normal" officeooo:rsid="009eb883" style:font-style-asian="normal" style:font-style-complex="normal"/>
    </style:style>
    <style:style style:name="T69" style:family="text">
      <style:text-properties fo:font-style="normal" officeooo:rsid="009f2f27" style:font-style-asian="normal" style:font-style-complex="normal"/>
    </style:style>
    <style:style style:name="T70" style:family="text">
      <style:text-properties fo:font-style="normal" officeooo:rsid="009f4873" style:font-style-asian="normal" style:font-style-complex="normal"/>
    </style:style>
    <style:style style:name="T71" style:family="text">
      <style:text-properties fo:font-style="normal" officeooo:rsid="00a1c988" style:font-style-asian="normal" style:font-style-complex="normal"/>
    </style:style>
    <style:style style:name="T72" style:family="text">
      <style:text-properties fo:font-style="normal" officeooo:rsid="00a8aad9" style:font-style-asian="normal" style:font-style-complex="normal"/>
    </style:style>
    <style:style style:name="T73" style:family="text">
      <style:text-properties fo:font-style="normal" officeooo:rsid="00abf644" style:font-style-asian="normal" style:font-style-complex="normal"/>
    </style:style>
    <style:style style:name="T74" style:family="text">
      <style:text-properties fo:font-style="normal" officeooo:rsid="00ad4a7d" style:font-style-asian="normal" style:font-style-complex="normal"/>
    </style:style>
    <style:style style:name="T75" style:family="text">
      <style:text-properties fo:font-style="normal" officeooo:rsid="00adea94" style:font-style-asian="normal" style:font-style-complex="normal"/>
    </style:style>
    <style:style style:name="T76" style:family="text">
      <style:text-properties fo:font-style="normal" officeooo:rsid="00ae2e10" style:font-style-asian="normal" style:font-style-complex="normal"/>
    </style:style>
    <style:style style:name="T77" style:family="text">
      <style:text-properties fo:font-style="normal" officeooo:rsid="00b0d7f2" style:font-style-asian="normal" style:font-style-complex="normal"/>
    </style:style>
    <style:style style:name="T78" style:family="text">
      <style:text-properties fo:font-style="normal" officeooo:rsid="00b23c9c" style:font-style-asian="normal" style:font-style-complex="normal"/>
    </style:style>
    <style:style style:name="T79" style:family="text">
      <style:text-properties fo:font-style="normal" officeooo:rsid="00b3690f" style:font-style-asian="normal" style:font-style-complex="normal"/>
    </style:style>
    <style:style style:name="T80" style:family="text">
      <style:text-properties fo:font-style="normal" officeooo:rsid="00b3bef8" style:font-style-asian="normal" style:font-style-complex="normal"/>
    </style:style>
    <style:style style:name="T81" style:family="text">
      <style:text-properties fo:font-style="normal" officeooo:rsid="00b6a177" style:font-style-asian="normal" style:font-style-complex="normal"/>
    </style:style>
    <style:style style:name="T82" style:family="text">
      <style:text-properties fo:font-style="normal" officeooo:rsid="00ba23bc" style:font-style-asian="normal" style:font-style-complex="normal"/>
    </style:style>
    <style:style style:name="T83" style:family="text">
      <style:text-properties fo:font-style="normal" officeooo:rsid="00be367d" style:font-style-asian="normal" style:font-style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8bae8d" style:font-style-asian="normal" style:font-weight-asian="bold" style:font-style-complex="normal" style:font-weight-complex="bold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officeooo:rsid="0078b92c"/>
    </style:style>
    <style:style style:name="T88" style:family="text">
      <style:text-properties officeooo:rsid="00bb39fd"/>
    </style:style>
    <style:style style:name="T89" style:family="text">
      <style:text-properties officeooo:rsid="00bc73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SÃO PAULO</text:p>
      <text:p text:style-name="P1">ESCOLA DE ARTES, CIÊNCIAS E HUMANIDAD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ONARDO PICCIONI DE ALMEIDA</text:p>
      <text:p text:style-name="P1">MARCOS VINICIUS DE AQUINO GIURNI</text:p>
      <text:p text:style-name="P1">RAFAEL RIBEIRO MOTTA FERREIRA</text:p>
      <text:p text:style-name="P1">ROBERTO DE LUCAS MESCOLO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VARREDURA DE PORTAIS DE <text:span text:style-name="T88">COMPRAS PÚBLICAS</text:span></text:p>
      <text:p text:style-name="P2">RELATÓRIO <text:span text:style-name="T89">FINA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ão Paulo</text:p>
      <text:p text:style-name="P4">2017</text:p>
      <text:p text:style-name="P5">1.<text:tab/>Introdução</text:p>
      <text:p text:style-name="P6">Este trabalho é <text:span text:style-name="T1">reação</text:span> <text:span text:style-name="T1">a</text:span> um chamado do Observatório Social do Brasil – São Paulo (OSB-SP), que constatou <text:span text:style-name="T1">a baixa participação de micro e pequenos empresários em licitações e levantou a hipótese de que parte do problema se deve à falta de acesso à informação.</text:span></text:p>
      <text:p text:style-name="P7"><text:span text:style-name="T87">Há, pelo menos, três</text:span> grandes <text:span text:style-name="T2">portais de compras governamentais, que realizam pregões eletrônicos</text:span>: <text:span text:style-name="T3">Bolsa Eletrônica de Compras (BEC)</text:span><text:span text:style-name="T3"><text:note text:id="ftn1" text:note-class="footnote"><text:note-citation>1</text:note-citation><text:note-body><text:p text:style-name="P41">http://www.bec.sp.gov.br/BECSP/Home/Home.aspx</text:p></text:note-body></text:note></text:span><text:span text:style-name="T3">, Comprasnet</text:span><text:span text:style-name="T3"><text:note text:id="ftn2" text:note-class="footnote"><text:note-citation>2</text:note-citation><text:note-body><text:p text:style-name="P41">http://www.comprasgovernamentais.gov.br/index.php/placar-licitacoes</text:p></text:note-body></text:note></text:span><text:span text:style-name="T3"> e Licitações-e</text:span><text:span text:style-name="T3"><text:note text:id="ftn3" text:note-class="footnote"><text:note-citation>3</text:note-citation><text:note-body><text:p text:style-name="P41">http://www.licitacoes-e.com.br/aop/index.jsp</text:p></text:note-body></text:note></text:span>.</text:p>
      <text:p text:style-name="P8">Uma solução <text:span text:style-name="T4">para esse problema passa por criar uma interface única para as bases de dados desses três sites, que seja intuitiva e permita ao micro ou pequeno empresário procurar facilmente licitações que sejam de seu interesse.</text:span></text:p>
      <text:p text:style-name="P30">2.<text:tab/>Objetivos</text:p>
      <text:p text:style-name="P9">O objetivo deste trabalho era <text:span text:style-name="T5">explorar sites públicos em busca de oportunidades de varredura e consolidação de seus dados em uma base de dados única. Através de pesquisas em ferramentas de busca e portais de transparência, chegamos a uma lista de cinco sites de interesse: além dos três já previamente citados, selecionamos um site que consolida todas as licitações em que o estado de São Paulo seja contratante</text:span><text:span text:style-name="T5"><text:note text:id="ftn4" text:note-class="footnote"><text:note-citation>4</text:note-citation><text:note-body><text:p text:style-name="P44">http://www.pregao.sp.gov.br</text:p></text:note-body></text:note></text:span><text:span text:style-name="T5"> e outro que faz o mesmo para a capital paulista</text:span><text:span text:style-name="T5"><text:note text:id="ftn5" text:note-class="footnote"><text:note-citation>5</text:note-citation><text:note-body><text:p text:style-name="P42">http://e-negocioscidadesp.prefeitura.sp.gov.br</text:p></text:note-body></text:note></text:span><text:span text:style-name="T5">.</text:span></text:p>
      <text:p text:style-name="P10">Os dados obtidos poderão ser acessados através de uma API (interface de programação de aplicações) <text:span text:style-name="T7">web, </text:span><text:span text:style-name="T8">que poderá ser usada de maneira livre e aberta por outros grupos que se interessem por desenvolver uma interface de usuário para o sistema.</text:span></text:p>
      <text:p text:style-name="P31"><text:span text:style-name="T8">3.<text:tab/></text:span><text:span text:style-name="T7">Metodologia</text:span></text:p>
      <text:p text:style-name="P11"><text:span text:style-name="T9">I</text:span><text:span text:style-name="T7">dealmente, se </text:span><text:span text:style-name="T10">os sites de interesse fornecessem uma API web, </text:span><text:span text:style-name="T11">a tarefa de </text:span><text:span text:style-name="T12">unificação da</text:span><text:span text:style-name="T13">s bases de dados seria, essencialmente, apenas um problema de modelagem e conversão de dados</text:span><text:span text:style-name="T10">. </text:span><text:span text:style-name="T13">No entanto, nenhum dos portais de compras públicas forneciam tal </text:span><text:span text:style-name="T14">ferramenta</text:span><text:span text:style-name="T13">.</text:span></text:p>
      <text:p text:style-name="P12"><text:span text:style-name="T13">D</text:span><text:span text:style-name="T7">essa maneira, </text:span><text:span text:style-name="T15">a maior parte do problema </text:span><text:span text:style-name="T16">é movido para a esfera de obtenção de dados, </text:span><text:span text:style-name="T17">muito mais complexa</text:span><text:span text:style-name="T16">. </text:span><text:span text:style-name="T18">Após a decisão de </text:span><text:span text:style-name="T19">se fornecer uma API web em formato JSON, </text:span><text:span text:style-name="T20">a escolha por um servidor Node.js e um banco de dados MongoDB parecia acertada</text:span><text:span text:style-name="T18">. </text:span><text:span text:style-name="T20">Contudo, a natureza assíncrona da biblioteca WebdriverIO, que dificultava o desenvolvimento de varreduras de dados tão complexas quanto as que necessitávamos, nos fez optar por outra solução.</text:span></text:p>
      <text:p text:style-name="P13"><text:span text:style-name="T21">Por fim, optou-se por um servidor Python, usando-se Flask para a disponibilização da API em JSON e Scrapy para a varredura dos dados. </text:span><text:span text:style-name="T22">O banco de dados continuaria sendo MongoDB, inicialmente rodando localmente.</text:span></text:p>
      <text:p text:style-name="P32"/>
      <text:p text:style-name="P39">4.<text:tab/>Resultados</text:p>
      <text:p text:style-name="P14"><text:span text:style-name="T7">A seguir, serão analisados os resultados obtidos </text:span><text:span text:style-name="T23">para </text:span><text:span text:style-name="T24">a varredura de cada site de interesse</text:span><text:span text:style-name="T23">, </text:span><text:span text:style-name="T24">explicando-se as dificuldades obtidas.</text:span></text:p>
      <text:p text:style-name="P34"><text:span text:style-name="T23">4.</text:span><text:span text:style-name="T7">1<text:tab/>BEC e Licitações-e</text:span></text:p>
      <text:p text:style-name="P15"><text:span text:style-name="T7">Não foi possível</text:span><text:span text:style-name="T25"> </text:span><text:span text:style-name="T26">completar a varredura de licitações presentes nesses sites, pois ambos pediam </text:span><text:span text:style-name="T27">a resolução de um </text:span><text:span text:style-name="T26">CAPTCHA para a seleção de licitações de interesse.</text:span></text:p>
      <text:p text:style-name="P16"><text:span text:style-name="T26">O</text:span><text:span text:style-name="T29">s</text:span><text:span text:style-name="T26"> </text:span><text:span text:style-name="T7">teste</text:span><text:span text:style-name="T29">s</text:span><text:span text:style-name="T7"> CAPTCHA </text:span><text:span text:style-name="T31">são</text:span><text:span text:style-name="T28"> desenvolvido</text:span><text:span text:style-name="T29">s</text:span><text:span text:style-name="T28"> com o objetivo d</text:span><text:span text:style-name="T30">e se distinguir usuários humanos de robôs, </text:span><text:span text:style-name="T33">geralmente com o objetivo de se coibir tráfico intenso</text:span><text:span text:style-name="T29">. </text:span><text:span text:style-name="T32">Contudo, o avanço tecnológico em vários campos da computação, como visão computacional e aprendizado de máquinas, tornou possível </text:span><text:span text:style-name="T34">que máquinas passassem em CAPTCHA</text:span><text:span text:style-name="T35">s</text:span><text:span text:style-name="T34"> simples, </text:span><text:span text:style-name="T35">alimentando a demanda por testes mais difíceis </text:span><text:span text:style-name="T40">para robôs</text:span><text:span text:style-name="T35">, de forma que muitos dos CAPTCHA atuais também sejam uma dificuldade</text:span><text:span text:style-name="T36"> ou</text:span><text:span text:style-name="T35"> transtorno para </text:span><text:span text:style-name="T36">muitos</text:span><text:span text:style-name="T35"> usuários humanos</text:span><text:span text:style-name="T34">.</text:span></text:p>
      <text:p text:style-name="P17"><text:span text:style-name="T34">D</text:span><text:span text:style-name="T7">ilemas éticos a parte, </text:span><text:span text:style-name="T37">há duas maneiras principais de se resolver um CAPTCHA: </text:span><text:span text:style-name="T39">através de requisições</text:span><text:span text:style-name="T38"> </text:span><text:span text:style-name="T39">a APIs web</text:span><text:span text:style-name="T38">, </text:span><text:span text:style-name="T40">geralmente</text:span><text:span text:style-name="T39"> </text:span><text:span text:style-name="T38">pagas</text:span><text:span text:style-name="T37">; </text:span><text:span text:style-name="T39">resolver computacionalmente o teste, o que requer muito processamento. </text:span><text:span text:style-name="T40">Sem a limitação do CAPTCHA, a viabilidade de se varrer as páginas em busca de licitações anunciadas, que é um interesse legítimo, seria muito maior.</text:span></text:p>
      <text:p text:style-name="P18"><text:span text:style-name="T7">Resolvido o CAPTCHA, um problema que apareceria é a dific</text:span><text:span text:style-name="T41">uldade de se filtrar apenas as últimas atualizações, </text:span><text:span text:style-name="T42">o que requer refazer a varredura do site inteiro diariamente</text:span><text:span text:style-name="T7">.</text:span></text:p>
      <text:p text:style-name="P38">4.2<text:tab/>Comprasnet</text:p>
      <text:p text:style-name="P19"><text:span text:style-name="T46">Este trabalho possibilitou</text:span><text:span text:style-name="T7"> realizar a varredura do site Comprasnet em busca das atualizações diárias, de forma que, caso o </text:span><text:span text:style-name="T6">script</text:span><text:span text:style-name="T7"> seja executado diariamente, </text:span><text:span text:style-name="T43">a base de dados possa ser mantida atualizada sem grandes esforços.</text:span></text:p>
      <text:p text:style-name="P20"><text:span text:style-name="T43">A </text:span><text:span text:style-name="T7">varredura </text:span><text:span text:style-name="T44">do site foi bastante complexa, uma vez que seu código de marcação não tem natureza </text:span><text:span text:style-name="T47">nem</text:span><text:span text:style-name="T44"> semântica </text:span><text:span text:style-name="T46">nem </text:span><text:span text:style-name="T47">altamente estruturada</text:span><text:span text:style-name="T44">, tendo sido necessário um estudo detalhado do </text:span><text:span text:style-name="T48">mesmo</text:span><text:span text:style-name="T44">. Dessa forma, </text:span><text:span text:style-name="T45">a varredura de dados é baseada em algumas heurísticas encontradas que podem se tornar falsas em caso de uma alteração, mesmo que mínima, na disposição de informações dentro da página.</text:span></text:p>
      <text:p text:style-name="P21"><text:span text:style-name="T45">U</text:span><text:span text:style-name="T7">m resultado interessante da varredura é que muitos pregões eletrônicos eram divulgados no Diário Oficial e, consequentemente, no site, apenas </text:span><text:span text:style-name="T49">no dia de realização dos mesmos, de forma que </text:span><text:span text:style-name="T83">a</text:span><text:span text:style-name="T49"> micro e pequeno empres</text:span><text:span text:style-name="T83">a</text:span><text:span text:style-name="T49"> compete em condição de desigualdade contra empresas com mais recursos humanos</text:span><text:span text:style-name="T7">.</text:span></text:p>
      <text:p text:style-name="P35"><text:span text:style-name="T51">4.</text:span><text:span text:style-name="T57">3</text:span><text:span text:style-name="T7"><text:tab/></text:span><text:span text:style-name="T56">e-negocios CidadeSP</text:span></text:p>
      <text:p text:style-name="P23"><text:span text:style-name="T7">O site utiliza ViewState, um padrão fechado da Microsoft utilizado eventualmente em páginas ASP.NET </text:span><text:span text:style-name="T58">WebForms</text:span><text:span text:style-name="T7">, </text:span><text:span text:style-name="T58">que foram descontinuadas nas últimas versões do ASP.NET</text:span><text:span text:style-name="T59">, em favor de </text:span><text:span text:style-name="T60">paradigmas</text:span><text:span text:style-name="T59"> mais modern</text:span><text:span text:style-name="T60">o</text:span><text:span text:style-name="T59">s </text:span><text:span text:style-name="T60">de programação</text:span><text:span text:style-name="T58"> (COVEY, 2016).</text:span></text:p>
      <text:p text:style-name="P24"><text:span text:style-name="T58">O </text:span><text:span text:style-name="T7">padrão ViewStat</text:span><text:span text:style-name="T61">e estabelece um modelo de persistência em que o estado do programa é </text:span><text:soft-page-break/><text:span text:style-name="T63">codificado</text:span><text:span text:style-name="T61"> em </text:span><text:span text:style-name="T62">uma variável</text:span><text:span text:style-name="T61">. </text:span><text:span text:style-name="T63">Isso significa, na prática, que não é possível fornecer ao usuário um link fácil para um</text:span><text:span text:style-name="T64">a determinada página, pois o conteúdo de uma página não é determinado apenas pelo seu endereço, mas também pelo estado do ViewState enviado, no caso, como uma requisição POST</text:span><text:span text:style-name="T63">. </text:span><text:span text:style-name="T65">O mesmo motivo também dificulta a varredura do conteúdo do site.</text:span></text:p>
      <text:p text:style-name="P25"><text:span text:style-name="T65">O </text:span><text:span text:style-name="T7">site também não apresenta uma maneira simples de se obter </text:span><text:span text:style-name="T66">apenas </text:span><text:span text:style-name="T7">as </text:span><text:span text:style-name="T66">últimas</text:span><text:span text:style-name="T7"> licitações.</text:span></text:p>
      <text:p text:style-name="P37"><text:span text:style-name="T84">4.</text:span><text:span text:style-name="T85">4</text:span><text:span text:style-name="T84"><text:tab/>Pregão SP</text:span></text:p>
      <text:p text:style-name="P22"><text:span text:style-name="T7">Não foi possível finalizar a varredura do site Pregão SP </text:span><text:span text:style-name="T55">dentro do prazo oferecido</text:span><text:span text:style-name="T7">, devido à dificuldade de se </text:span><text:span text:style-name="T50">obter apenas as últimas varreduras. </text:span><text:span text:style-name="T51">Tal necessidade é especialmente relevante devido </text:span><text:span text:style-name="T54">a</text:span><text:span text:style-name="T51"> </text:span><text:span text:style-name="T53">outro problema do site: sua </text:span><text:span text:style-name="T52">disposição</text:span><text:span text:style-name="T51"> altamente fragmentada d</text:span><text:span text:style-name="T52">e informações. </text:span><text:span text:style-name="T53">Por exemplo,</text:span><text:span text:style-name="T51"> para se selecionar os pregões eletrônicos de um determinado dia, é necessário primeiro selecionar o mês e depois o dia, sendo a página recarregada em cada um</text:span><text:span text:style-name="T52">a dessas etapas</text:span><text:span text:style-name="T51">.</text:span></text:p>
      <text:p text:style-name="P25"><text:span text:style-name="T7">A Imprensa Oficial do Estado também mantém um site com as licitações em que o </text:span><text:span text:style-name="T70">governo do e</text:span><text:span text:style-name="T7">stado é contratante</text:span><text:span text:style-name="T7"><text:note text:id="ftn6" text:note-class="footnote"><text:note-citation>6</text:note-citation><text:note-body><text:p text:style-name="P43">https://www.imprensaoficial.com.br/ENegocios/HomeNPNaoLogado_3_0.aspx</text:p></text:note-body></text:note></text:span><text:span text:style-name="T7">. No entanto, o site aparent</text:span><text:span text:style-name="T67">a ser baseado no mesmo código básico do</text:span><text:span text:style-name="T7"> e-negocios CidadeSP, </text:span><text:span text:style-name="T67">compartilhando também os mesmos problemas</text:span><text:span text:style-name="T7">.</text:span></text:p>
      <text:p text:style-name="P33">5.<text:tab/>Discussão</text:p>
      <text:p text:style-name="P26"><text:span text:style-name="T7">O </text:span><text:span text:style-name="T68">acúmulo de dificuldades encontradas ao longo da elaboração deste trabalho </text:span><text:span text:style-name="T69">faz crer no </text:span><text:span text:style-name="T70">descaso, por parte do Estado, </text:span><text:span text:style-name="T72">em relação ao acesso de informações relativas a processo </text:span><text:span text:style-name="T76">licitatório</text:span><text:span text:style-name="T71">.</text:span></text:p>
      <text:p text:style-name="P27"><text:span text:style-name="T7">Conforme lembrado na descrição da metodologia empregada, </text:span><text:span text:style-name="T74">nenhum</text:span><text:span text:style-name="T75"> dos sites de interesse fornece sequer uma</text:span><text:span text:style-name="T73"> API web, </text:span><text:span text:style-name="T77">que, </text:span><text:span text:style-name="T75">mesmo rudimentar, </text:span><text:span text:style-name="T77">permitiria um enorme salto de empoderamento ao cidadão, ao permitir o desenvolvimento d</text:span><text:span text:style-name="T78">e ferramentas cívicas que proporcionariam maior participação </text:span><text:span text:style-name="T79">e melhor fiscalização ao processo de licitação, aproximando </text:span><text:span text:style-name="T80">o cidadão </text:span><text:span text:style-name="T81">de esfera tão importante da administração pública</text:span><text:span text:style-name="T7">.</text:span></text:p>
      <text:p text:style-name="P29">Em verdade, a maioria dos portais estudados apresentam falhas graves de navegação tanto a pessoas quanto a máquinas, como a impossibilidade de se listar em uma única página todas as licitações abertas, ou todas as licitações adicionadas no mesmo dia.</text:p>
      <text:p text:style-name="P28"><text:span text:style-name="T7">Outra constatação que este trabalho permitiu foi em relação aos </text:span><text:span text:style-name="T82">intervalos curtíssimos entre divulgação e fechamento dos editais, que sistematicamente favorece </text:span><text:span text:style-name="T83">os concorrentes</text:span><text:span text:style-name="T82"> com mais recursos</text:span><text:span text:style-name="T7">.</text:span></text:p>
      <text:p text:style-name="P40">Referências Bibliográficas</text:p>
      <text:p text:style-name="P36"><text:span text:style-name="T7">COVEY, Jason. </text:span><text:span text:style-name="T84">ASP.NET WebForms are Dying, Time to Move On</text:span><text:span text:style-name="T86">. 2016. Disponível em: &lt;https://www.linkedin.com/pulse/aspnet-webforms-dying-time-move-jason-covey&gt;. Acesso em: 20 Jun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8:01:07.243000000</meta:creation-date>
    <meta:generator>LibreOffice/4.4.7.2$Windows_x86 LibreOffice_project/f3153a8b245191196a4b6b9abd1d0da16eead600</meta:generator>
    <dc:date>2017-06-21T00:47:36.178000000</dc:date>
    <meta:editing-duration>PT7H14M59S</meta:editing-duration>
    <meta:editing-cycles>161</meta:editing-cycles>
    <meta:document-statistic meta:table-count="0" meta:image-count="0" meta:object-count="0" meta:page-count="5" meta:paragraph-count="52" meta:word-count="1178" meta:character-count="7859" meta:non-whitespace-character-count="6732"/>
  </office:meta>
</office:document-meta>
</file>